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6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Abizenak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db2c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a6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bizenak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56" table:default-cell-style-name="ce3"/>
        <table:table-column table:style-name="co2" table:number-columns-repeated="16127"/>
        <table:table-row table:style-name="ro1">
          <table:table-cell table:style-name="ce1" office:value-type="string" calcext:value-type="string">
            <text:p>ABIZENAK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GARCI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RODRIGU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GONZAL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FERNAND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LOP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MARTIN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SANCH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PER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GOM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MARTIN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JIMEN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HERNAND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RUI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DIA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MOREN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MUÑO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ALVAR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ROMER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GUTIERR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ALONS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NAVARR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TORRES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DOMINGU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RAMOS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VAZQU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RAMIR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GIL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SERRAN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MORALES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MOLIN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BLANC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SUAR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CASTR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ORTEG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DELGAD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ORTI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MARIN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RUBI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NUÑ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MEDIN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SAN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CASTILL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IGLESIAS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CORTES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GARRID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SANTOS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GUERRER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LOZAN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CAN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CRU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MEND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FLORES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PRIET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HERRER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PEÑ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LEON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MARQU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CABRER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GALLEG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CALV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VIDAL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CAMPOS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REYES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VEG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FUENTES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CARRASC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DI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AGUILAR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CABALLER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NIET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SANTAN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VARGAS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PASCUAL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GIMEN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HERRER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HIDALG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MONTER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LORENZ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SANTIAG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BENIT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DURAN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IBAÑ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ARIAS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MOR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FERRER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CARMON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VICENTE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ROJAS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SOT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CRESP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ROMAN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PASTOR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VELASC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PARR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SAEZ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MOY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BRAVO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RIVERA</text:p>
          </table:table-cell>
          <table:table-cell table:number-columns-repeated="256"/>
        </table:table-row>
        <table:table-row table:style-name="ro2">
          <table:table-cell table:style-name="ce2" office:value-type="string" calcext:value-type="string">
            <text:p>GALLARDO</text:p>
          </table:table-cell>
          <table:table-cell table:number-columns-repeated="256"/>
        </table:table-row>
        <table:table-row table:style-name="ro1">
          <table:table-cell table:style-name="ce2" office:value-type="string" calcext:value-type="string">
            <text:p>SOLER</text:p>
          </table:table-cell>
          <table:table-cell table:number-columns-repeated="256"/>
        </table:table-row>
        <table:table-row table:style-name="ro1" table:number-rows-repeated="3">
          <table:table-cell table:number-columns-repeated="257"/>
        </table:table-row>
        <table:table-row table:style-name="ro3" table:number-rows-repeated="1048471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>
        <table:named-expression table:name="APE1_CPRO_PROV" table:base-cell-address="$Abizenak.$A$1" table:expression="#REF!"/>
        <table:named-expression table:name="APE1_NACI_AFRICA" table:base-cell-address="$Abizenak.$A$1" table:expression="#REF!"/>
        <table:named-expression table:name="APE1_NACI_AMERICA" table:base-cell-address="$Abizenak.$A$1" table:expression="#REF!"/>
        <table:named-expression table:name="APE1_NACI_ASIA" table:base-cell-address="$Abizenak.$A$1" table:expression="#REF!"/>
        <table:named-expression table:name="APE1_NACI_EUROPA" table:base-cell-address="$Abizenak.$A$1" table:expression="#REF!"/>
        <table:named-expression table:name="APE1_NACI_OCEANIA" table:base-cell-address="$Abizenak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Lista_20_Tablas" style:display-name="Normal_Lista Tabl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NOMBRES_20__28_por_20_Fecha_20_de_20_Nacimiento_20_y_20_Provincia_20_de_20_Nacimiento_29_" style:display-name="Normal_NOMBRES (por Fecha de Nacimiento y Provincia de Nacimiento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NOMBRES_20__28_simples_20_y_20_exactos_20_de_20_toda_20_España_20_y_20_exactos_20_por_20_Provincia_20_de_20_Residencia_29_" style:display-name="Normal_NOMBRES (simples y exactos de toda España y exactos por Provincia de Residencia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Primer_20_Apellido_20__28_por_20_Provincia_20_de_20_Residencia_20_y_20_de_20_Nacimiento_29_" style:display-name="Normal_Primer Apellido (por Provincia de Residencia y de Nacimiento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ext-properties fo:color="#cc0000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Abizenak" style:display-name="PageStyle_Abizenak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ne</meta:initial-creator>
    <meta:creation-date>2004-10-07T13:01:06</meta:creation-date>
    <dc:date>2023-12-03T12:37:40.006000000</dc:date>
    <meta:print-date>2005-12-19T10:34:07</meta:print-date>
    <meta:editing-cycles>2</meta:editing-cycles>
    <meta:editing-duration>PT18M27S</meta:editing-duration>
    <meta:generator>LibreOffice/7.4.5.1$Windows_X86_64 LibreOffice_project/9c0871452b3918c1019dde9bfac75448afc4b57f</meta:generator>
    <meta:document-statistic meta:table-count="1" meta:cell-count="101" meta:object-count="0"/>
  </office:meta>
</office:document-meta>
</file>